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541c6e"/>
    </style:style>
    <style:style style:name="T7" style:family="text">
      <style:text-properties officeooo:rsid="00546fc8"/>
    </style:style>
    <style:style style:name="T8" style:family="text">
      <style:text-properties officeooo:rsid="00561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6">5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text:span text:style-name="T8">2de2</text:span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13:51:41.359544008</dc:date>
    <meta:editing-duration>PT41M22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43" meta:non-whitespace-character-count="543"/>
  </office:meta>
</office:document-meta>
</file>